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line-height="100%"/>
    </style:style>
    <style:style style:name="P4" style:family="paragraph">
      <style:paragraph-properties fo:line-height="100%" style:writing-mode="lr-tb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text-align="justify"/>
    </style:style>
    <style:style style:name="T1" style:family="text">
      <style:text-properties fo:font-size="24pt" style:font-size-asian="21pt" style:font-size-complex="21pt"/>
    </style:style>
    <style:style style:name="T2" style:family="text">
      <style:text-properties fo:font-size="21pt" style:font-size-asian="18pt" style:font-size-complex="18pt"/>
    </style:style>
    <style:style style:name="T3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Banco de Dados II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anterio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strutura de seleção I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Variável found</text:p>
              </text:list-item>
              <text:list-item>
                <text:p>Definindo funções reutilizávei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 presentation:user-transformed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A variável f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Já vimos que é possível recuperar o valor de uma linha ou coluna usando o “select … into”</text:p>
              </text:list-item>
              <text:list-item>
                <text:p>Porém e se um determinado registro não existir?</text:p>
                <text:list>
                  <text:list-header>
                    <text:p>Ex:</text:p>
                    <text:p>select * from film</text:p>
                    <text:p>into selected_film</text:p>
                    <text:p>where film_id = 30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 se um determinado registro não existir?</text:p>
                <text:list>
                  <text:list-header>
                    <text:p>Ex:</text:p>
                    <text:p>select * from film</text:p>
                    <text:p>into selected_film</text:p>
                    <text:p>where film_id = 30;</text:p>
                    <text:p>raise notice “Nome do filme %”, selected_film.name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 variável found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A construção “select … into” preenche automaticamente o valor da variável found</text:p>
                <text:list>
                  <text:list-item>
                    <text:p>Se o select … into funciona conforme esperado o valor é verdadeiro</text:p>
                  </text:list-item>
                  <text:list-item>
                    <text:p>Se o select … into não não retorna nenhum registro o valor da variável é fal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mplo de uso de found</text:p>
          </draw:text-box>
        </draw:frame>
        <draw:frame presentation:style-name="pr5" draw:text-style-name="P4" draw:layer="layout" svg:width="24cm" svg:height="15.18cm" svg:x="1.8cm" svg:y="4.62cm" presentation:class="outline" presentation:user-transformed="true">
          <draw:text-box>
            <text:list text:style-name="L3">
              <text:list-header>
                <text:p text:style-name="P3"><text:span text:style-name="T1">do $$</text:span><text:span text:style-name="T1"><text:line-break/></text:span><text:span text:style-name="T1">declare</text:span><text:span text:style-name="T1"><text:line-break/></text:span><text:span text:style-name="T1"> <text:s/>line teacher%rowtype;</text:span><text:span text:style-name="T1"><text:line-break/></text:span><text:span text:style-name="T1">begin <text:s/></text:span><text:span text:style-name="T1"><text:line-break/></text:span><text:span text:style-name="T1"> <text:s/>select * from teacher</text:span><text:span text:style-name="T1"><text:line-break/></text:span><text:span text:style-name="T1"> <text:s/>into line</text:span><text:span text:style-name="T1"><text:line-break/></text:span><text:span text:style-name="T1"> <text:s/>where id = 30;</text:span><text:span text:style-name="T1"><text:line-break/></text:span><text:span text:style-name="T1"> <text:s/>if not found then</text:span><text:span text:style-name="T1"><text:line-break/></text:span><text:span text:style-name="T1"> <text:s text:c="4"/>raise notice 'Não existe um professor com esse ID';</text:span><text:span text:style-name="T1"><text:line-break/></text:span><text:span text:style-name="T1"> <text:s/>else</text:span><text:span text:style-name="T1"><text:line-break/></text:span><text:span text:style-name="T1"> <text:s text:c="4"/>raise notice 'Nome do professor %', line.name;</text:span><text:span text:style-name="T1"><text:line-break/></text:span><text:span text:style-name="T1"> <text:s/>end if;</text:span><text:span text:style-name="T1"><text:line-break/></text:span><text:span text:style-name="T1">end $$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0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Definição de funçõe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Definindo funções</text:p>
          </draw:text-box>
        </draw:frame>
        <draw:frame presentation:style-name="pr5" draw:text-style-name="P1" draw:layer="layout" svg:width="24cm" svg:height="12.18cm" svg:x="2cm" svg:y="4.82cm" presentation:class="outline" presentation:user-transformed="true">
          <draw:text-box>
            <text:list text:style-name="L3">
              <text:list-header>
                <text:p><text:span text:style-name="T2">create [or replace] function NOME_DA_FUNCAO(PARAMETROS)</text:span></text:p>
                <text:p><text:span text:style-name="T2"><text:s text:c="3"/></text:span><text:span text:style-name="T2">returns TIPO_RETORNO </text:span></text:p>
                <text:p><text:span text:style-name="T2"><text:s text:c="3"/></text:span><text:span text:style-name="T2">language plpgsql</text:span></text:p>
                <text:p><text:span text:style-name="T2"><text:s text:c="2"/></text:span><text:span text:style-name="T2">as</text:span></text:p>
                <text:p><text:span text:style-name="T2">$$</text:span></text:p>
                <text:p><text:span text:style-name="T2">declare </text:span></text:p>
                <text:p><text:span text:style-name="T2"><text:s text:c="3"/></text:span><text:span text:style-name="T2">-- declaração de variáveis</text:span></text:p>
                <text:p><text:span text:style-name="T2">begin</text:span></text:p>
                <text:p><text:span text:style-name="T2"><text:s text:c="3"/></text:span><text:span text:style-name="T2">-- lógica da função</text:span></text:p>
                <text:p><text:span text:style-name="T2">end;</text:span></text:p>
                <text:p><text:span text:style-name="T2">$$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mplo</text:p>
          </draw:text-box>
        </draw:frame>
        <draw:frame presentation:style-name="pr5" draw:text-style-name="P1" draw:layer="layout" svg:width="24cm" svg:height="12.18cm" svg:x="2cm" svg:y="4.62cm" presentation:class="outline" presentation:user-transformed="true">
          <draw:text-box>
            <text:list text:style-name="L3">
              <text:list-header>
                <text:p text:style-name="P5"><text:span text:style-name="T2">create function multiplica(valor1 integer, valor2 integer)</text:span></text:p>
                <text:p text:style-name="P5"><text:span text:style-name="T2"><text:s text:c="3"/></text:span><text:span text:style-name="T2">returns integer </text:span></text:p>
                <text:p text:style-name="P5"><text:span text:style-name="T2"><text:s text:c="3"/></text:span><text:span text:style-name="T2">language plpgsql</text:span></text:p>
                <text:p text:style-name="P5"><text:span text:style-name="T2"><text:s text:c="2"/></text:span><text:span text:style-name="T2">as</text:span></text:p>
                <text:p text:style-name="P5"><text:span text:style-name="T2">$$</text:span></text:p>
                <text:p text:style-name="P5"><text:span text:style-name="T2">begin</text:span></text:p>
                <text:p text:style-name="P5"><text:span text:style-name="T2"><text:s text:c="3"/></text:span><text:span text:style-name="T2">return valor1 * valor2;</text:span></text:p>
                <text:p text:style-name="P5"><text:span text:style-name="T2">end;</text:span></text:p>
                <text:p text:style-name="P5"><text:span text:style-name="T2">$$;</text:span></text:p>
                <text:p text:style-name="P5"><text:span text:style-name="T2"/></text:p>
                <text:p text:style-name="P5"><text:span text:style-name="T2">select multiplica(2, 4);</text:span></text:p>
                <text:p text:style-name="P5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ercíci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aça uma função chamada busca_aluno que recebe como parâmetro um inteiro. A função deve fazer uma busca por um registro na tabela student que tenha o ID passado como parâmetro.</text:p>
              </text:list-item>
              <text:list-item>
                <text:p>Se existir um registro mostar o nome do aluno (campo ‘name’)</text:p>
              </text:list-item>
              <text:list-item>
                <text:p>Senão mostrar “Registro não encontrado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rabalho avaliativo</text:p>
          </draw:text-box>
        </draw:frame>
        <draw:frame presentation:style-name="pr5" draw:text-style-name="P7" draw:layer="layout" svg:width="24cm" svg:height="12.18cm" svg:x="1.2cm" svg:y="6cm" presentation:class="outline" presentation:user-transformed="true">
          <draw:text-box>
            <text:list text:style-name="L3">
              <text:list-header>
                <text:p text:style-name="P7">Você foi contratado para desenvolver o banco de dados de um sistema de eventos. Deverá ser possível cadastrar um evento. Cada evento poderá ter várias atividades (por exemplo palestras). O sistema deverá permitir que usuários se cadastrem no sistema e se inscrevam em um evento. Também deve ser possível, para o criador do evento, registrar a presença de um usuário em cada atividade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labore</text:p>
          </draw:text-box>
        </draw:frame>
        <draw:frame presentation:style-name="pr5" draw:layer="layout" svg:width="24cm" svg:height="12.18cm" svg:x="2cm" svg:y="4.42cm" presentation:class="outline" presentation:user-transformed="true">
          <draw:text-box>
            <text:list text:style-name="L3">
              <text:list-item>
                <text:p><text:span text:style-name="T3">A modelagem conceitual do sistema: (diagrama ER)</text:span></text:p>
              </text:list-item>
              <text:list-item>
                <text:p><text:span text:style-name="T3">O modelo físico do sistema: comandos DDL (CREATE)</text:span></text:p>
              </text:list-item>
              <text:list-item>
                <text:p><text:span text:style-name="T3">Exemplos de alguns INSERT’s</text:span></text:p>
              </text:list-item>
              <text:list-item>
                <text:p><text:span text:style-name="T3">Uma função que dado o ID do evento e o ID de um usuário, mostra frequência do usuário nas atividades desse evento</text:span></text:p>
              </text:list-item>
              <text:list-item>
                <text:p><text:span text:style-name="T3">Uma função que dado o ID do evento mostre a frequência média de todas as pessoas que se cadastraram</text:span></text:p>
                <text:list>
                  <text:list-item>
                    <text:p><text:span text:style-name="T3">Cada um dos itens acima valerá 1 pont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nvi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nvio por e-mail (adicione no e-mail o nome da dupla) para viniciushax@ifsul.edu.br</text:p>
              </text:list-item>
              <text:list-item>
                <text:p>Data de entrega (sem atrasos!): 04/10</text:p>
              </text:list-item>
              <text:list-item>
                <text:p>Preferencialmente em dupl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Found https://www.postgresqltutorial.com/postgresql-plpgsql/plpgsql-if-else-statements/</text:p>
              </text:list-item>
              <text:list-item>
                <text:p>Criando funções<text:line-break/>https://www.postgresqltutorial.com/postgresql-plpgsql/postgresql-create-function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18H7M23S</meta:editing-duration>
    <meta:editing-cycles>142</meta:editing-cycles>
    <meta:generator>LibreOffice/7.3.7.2$Linux_X86_64 LibreOffice_project/30$Build-2</meta:generator>
    <dc:title>Impress</dc:title>
    <dc:date>2024-08-28T15:12:16.152674235</dc:date>
    <meta:document-statistic meta:object-count="98"/>
  </office:meta>
</office:document-meta>
</file>